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PROVINCIA</text:p>
          </table:table-cell>
          <table:table-cell table:style-name="ce1" office:value-type="string" calcext:value-type="string">
            <text:p>NOMBRE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Abiego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Abizand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Adahuesc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Agüero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Aínsa-Sobrarbe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Ais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Albalate de Cinc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Albalatillo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Albeld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Albero Alto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Albero Bajo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Alberuela de Tubo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Alcalá de Gurre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Alcalá del Obispo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Alcampell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Alcolea de Cinc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Alcubierre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Alerre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Alfánteg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Almudévar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Almunia de San Juan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Almuniente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Alquézar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Altorricón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Angüés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Ansó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Antillón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Aragüés del Puerto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Arén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Argavieso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Arguis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Ayerbe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Azanuy-Alins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Azar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Azlor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Baélls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Bailo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Baldellou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Ballobar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Banastás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Barbastro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Barbués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Barbuñales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Bárcabo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Belver de Cinc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Benabarre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Benasque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Beranuy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Berbegal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Biels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Bierge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Biescas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Binaced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Binéfar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Bisaurri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Biscarrués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Blecua y Torres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Boltañ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Bonans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Borau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Broto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Caldearenas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Campo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Camporrélls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Canal de Berdún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Candasnos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Canfranc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Capdesaso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Capell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Casbas de Huesc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Castejón de Monegros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Castejón de Sos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Castejón del Puente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Castelflorite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Castiello de Jac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Castigaleu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Castillazuelo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Castillonroy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Chalamer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Chí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Chimillas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Colungo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Esplús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Estad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Estadill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Estopiñán del Castillo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Fago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Fanlo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Fiscal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Fonz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Foradada del Toscar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Frag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Fueva, L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Gistaín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Grado, El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Grañén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Graus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Gurrea de Gállego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Hoz de Jac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Hoz y Costean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Huerto</text:p>
          </table:table-cell>
        </table:table-row>
        <table:table-row table:style-name="ro1">
          <table:table-cell table:number-columns-repeated="2" office:value-type="string" calcext:value-type="string">
            <text:p>Huesc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Ibiec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Igriés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Ilche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Isáben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Jac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Jas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Labuerd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Lalueng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Laluez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Lanaj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Laperdiguer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Lascellas-Ponzano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Lascuarre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Laspaúles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Laspuñ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Loarre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Loporzano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Loscorrales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Lupiñén-Ortill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Monesma y Cajigar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Monflorite-Lascasas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Montanuy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Monzón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Naval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Novales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Nueno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Olven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Ontiñen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Osso de Cinc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Palo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Panticos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Peñalb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Peñas de Riglos, Las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Peralta de Alcofe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Peralta de Calasanz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Peraltill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Perarrú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Pertus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Piracés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Plan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Poleñino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Pozán de Vero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Puebla de Castro, L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Puente de Montañan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Puente la Reina de Jac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Puértolas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Pueyo de Araguás, El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Pueyo de Santa Cruz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Quicen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Robres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Sabiñánigo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Sahún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Salas Altas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Salas Bajas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Salillas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Sallent de Gállego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San Esteban de Liter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San Juan de Plan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San Miguel del Cinc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Sangarrén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Santa Cili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Santa Cruz de la Serós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Santa María de Dulcis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Santaliestra y San Quílez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Sariñen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Secastill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Seir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Sen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Senés de Alcubierre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Ses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Sesué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Siétamo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Sopeir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Sotonera, L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Tamarite de Liter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Tardient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Tella-Sin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Tierz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Tolv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Torl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Torralba de Aragón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Torre la Riber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Torrente de Cinc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Torres de Alcanadre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Torres de Barbués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Tramaced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Valfart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Valle de Bardají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Valle de Hecho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Valle de Lierp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Velilla de Cinc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Vencillón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Viacamp y Liter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Vicién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Villanov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Villanú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Villanueva de Sigen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Yebra de Basa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Yésero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Zaidín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Ababuj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Abejuel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Aguatón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Aguaviv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Aguilar del Alfambr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Alacón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Alb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Albalate del Arzobispo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Albarracín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Albentos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Alcaine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Alcalá de la Selv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Alcañiz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Alcoris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Alfambr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Aliag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Allepuz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Alloz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Alluev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Almohaj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Alobra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Alpeñé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Anadón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Andorr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Arcos de las Salina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Arens de Lledó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Argente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Ariño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Azail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Bádena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Báguen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Bañón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Barrachin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Be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Beceite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Bello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Belmonte de San José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Berge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Beza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Blanca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Bles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Bordón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Bronchale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Bueñ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Burbáguen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Cabra de Mor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Calaceite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Calamoch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Caland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Calomarde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Camaña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Camarena de la Sierr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Camarilla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Caminreal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Cantaviej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Cañada de Benatanduz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Cañada de Verich, L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Cañada Vellid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Cañizar del Olivar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Cascante del Río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Castejón de Torno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Castel de Cabr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Castellar, El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Castellote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Castelnou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Castelserá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Cedrilla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Celada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Cell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Cerollera, L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Codoñera, L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Corbalán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Cortes de Aragón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Cos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Creta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Crivillén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Cuba, L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Cubl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Cucalón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Cuervo, El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Cuevas de Almudén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Cuevas Labrada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Ejulve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Escorihuel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Escuch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Estercuel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Ferreruela de Huerv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Fonfrí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Formiche Alto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Fórnole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Fortanete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Foz-Caland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Fresneda, L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Frías de Albarracín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Fuenferrad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Fuentes Caliente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Fuentes Clara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Fuentes de Rubielo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Fuentespald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Galve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Gargallo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Gea de Albarracín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Ginebrosa, L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Griego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Guadalaviar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Gúdar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Híjar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Hinojosa de Jarque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Hoz de la Vieja, L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Huesa del Común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Iglesuela del Cid, L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Jabaloya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Jarque de la Val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Jatiel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Jorca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Jos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Lagueruel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Lanzuel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Libro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Lidón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Linares de Mor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Lledó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Losco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Maica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Manzaner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Martín del Río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Mas de las Mata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Mata de los Olmos, L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Mazaleón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Mezquita de Jarque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Mirambel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Miravete de la Sierr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Molino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Monforte de Moyuel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Monreal del Campo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Monroyo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Montalbán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Monteagudo del Castillo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Monterde de Albarracín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Mora de Rubielo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Moscardón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Mosqueruel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Munies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Noguera de Albarracín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Noguera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Nogueruela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Obón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Odón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Ojos Negro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Olb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Oliete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Olmos, Lo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Orihuela del Tremedal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Orrio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Palomar de Arroyo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Pancrudo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Parras de Castellote, La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Peñarroya de Tastavin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Peracense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Peralejo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Perales del Alfambr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Pitarque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Plou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Pobo, El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Portellada, L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Pozondón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Pozuel del Campo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Puebla de Híjar, L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Puebla de Valverde, L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Puertomingalvo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Ráfale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Rillo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Riodev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Ródena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Royuel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Rubiale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Rubielos de la Cérid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Rubielos de Mor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Salcedillo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Saldón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Samper de Caland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San Agustín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San Martín del Río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Santa Cruz de Noguera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Santa Eulali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Sarrión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Segura de los Baño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Seno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Singr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Terriente</text:p>
          </table:table-cell>
        </table:table-row>
        <table:table-row table:style-name="ro1">
          <table:table-cell table:number-columns-repeated="2" office:value-type="string" calcext:value-type="string">
            <text:p>Teruel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Toril y Masegoso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Tormón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Torno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Torralba de los Sisone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Torre de Arca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Torre de las Arca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Torre del Compte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Torre los Negro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Torrecilla de Alcañiz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Torrecilla del Rebollar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Torrelacárcel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Torremocha de Jiloc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Torres de Albarracín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Torrevelill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Torrija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Torrijo del Campo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Tramacastiel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Tramacastill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Tronchón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Urrea de Gaén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Utrilla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Valacloche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Valbon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Valdealgorf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Valdecuenc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Valdelinare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Valdeltormo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Valderrobre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Valjunquer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Vallecillo, El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Veguillas de la Sierr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Villafranca del Campo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Villahermosa del Campo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Villanueva del Rebollar de la Sierra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Villar del Cobo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Villar del Salz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Villarluengo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Villarquemado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Villarroya de los Pinares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Villastar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Villel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Vinaceite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Visiedo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Vivel del Río Martín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Zoma, L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bant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cered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g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guar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guil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inz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ladré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lag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larb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lberite de San Jua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lbet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lborge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lcalá de Ebr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lcalá de Moncay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lconchel de Ariz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ldehuela de Liesto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lfajarí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lfamé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lforque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lhama de Arag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lmochuel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lmolda, L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lmonacid de la Cub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lmonacid de la Sierr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lmunia de Doña Godina, L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lpartir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mbel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nent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niñ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ñón de Moncay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randa de Moncay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rándig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rdis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riz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rtied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sí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te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tec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Azuar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adule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agüé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alconchá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árbole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ardallur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elchite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elmonte de Graciá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erdej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erruec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iel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ijuesc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iot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isimbre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oquiñeni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ordalb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orj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otorrit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rea de Arag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ubierc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ujaraloz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ulbuente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uret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urgo de Ebro, El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Buste, El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abañas de Ebr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abolafuente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adrete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alatayud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alatora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alcen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almarz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ampillo de Arag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arena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ariñen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aspe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astejón de Alarb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astejón de las Arma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astejón de Valdejas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astiliscar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ervera de la Cañad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erveruel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etin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hipran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hode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imball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inco Oliva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larés de Ribot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od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odo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ontamin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osuend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uarte de Huerv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ubel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Cuerlas, La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Daroc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Ejea de los Caballero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Embid de Ariz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Encinacorb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Épil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Erl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Escatr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Fabar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Farlete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Fay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Fayos, Lo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Figueruela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Fombuen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Frago, El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Frasno, El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Fréscan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Fuendejal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Fuendetodo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Fuentes de Ebr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Fuentes de Jiloc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Gallocant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Gallur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Gels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Godojo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Gotor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Grisel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Grisé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Herrera de los Navarro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Ibde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Illuec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Isuerre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Jarab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Jarque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Jaulí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Joyosa, L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Lagat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Langa del Castill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Layan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Lécer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Lech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Leciñen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Letux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Litag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Lituénig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Lobera de Onsell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Longare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Longá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Lucena de Jal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Luceni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Luesi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Luesm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Lumpiaque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Lun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aell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agall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ainar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alanquill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alejá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allé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al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aluend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anchone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ar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aría de Huerv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arraco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ediana de Arag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equinenz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esones de Isuel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ezaloch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iano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iedes de Arag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onegrill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onev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onreal de Ariz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onterde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ont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orata de Jal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orata de Jiloc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oré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oro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oyuel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ozot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uel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uela, L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unébreg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urer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Murillo de Gálleg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Navardú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Nigüell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Nombrevill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Nonaspe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Novalla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Novilla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Nuévalo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Nuez de Ebr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Olvé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Orcaj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Orer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Oré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Osej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Osera de Ebr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Paniz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Paracuellos de Jiloc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Paracuellos de la Riber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Pastriz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Pedrol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Pedrosas, La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Perdiguer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Piedratajad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Pina de Ebr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Pinseque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Pintanos, Lo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Plasencia de Jal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Pleita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Plena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Pomer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Pozuel de Ariz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Pozuelo de Arag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Pradilla de Ebr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Puebla de Albort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Puebla de Alfindén, L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Puendelun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Purujos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Quint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Remolino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Retasc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Ricl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Romano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Rueda de Jal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Ruesc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Sabiñá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Sádab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Salillas de Jal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Salvatierra de Esc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Samper del Salz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San Martín de la Virgen de Moncay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San Mateo de Gálleg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Santa Cruz de Grí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Santa Cruz de Moncay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Santa Eulalia de Gálleg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Santed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Sástag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Sedile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Sestric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Sierra de Lun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Sigüé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Sisam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Sobradiel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Sos del Rey Católic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Tabuenc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Talamante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Tarazon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Tauste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Terrer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Tierg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Tobed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Torralba de los Fraile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Torralba de Ribot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Torralbill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Torrehermos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Torrelapaj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Torrella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Torres de Berrellé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Torrijo de la Cañad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Toso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Trasmoz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Trasobare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Uncastill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Undués de Lerd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Urrea de Jaló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Urrié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Uteb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al de San Martín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aldehorn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almadrid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alpalma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altorre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elilla de Ebr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elilla de Jiloc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era de Moncay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ierla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illadoz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illafeliche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illafranca de Ebr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illalba de Perejil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illalengu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illamayor de Gálleg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illanueva de Gálleg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illanueva de Huerv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illanueva de Jiloc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illar de los Navarros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illarreal de Huerv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illarroya de la Sierr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illarroya del Campo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ilueña, L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Vistabell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Zaida, La</text:p>
          </table:table-cell>
        </table:table-row>
        <table:table-row table:style-name="ro1">
          <table:table-cell table:number-columns-repeated="2" office:value-type="string" calcext:value-type="string">
            <text:p>Zaragoza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Zuer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5T20:55:29.525000000</meta:creation-date>
    <dc:date>2021-09-25T20:56:14.851000000</dc:date>
    <meta:editing-duration>PT45S</meta:editing-duration>
    <meta:editing-cycles>1</meta:editing-cycles>
    <meta:document-statistic meta:table-count="1" meta:cell-count="1464" meta:object-count="0"/>
    <meta:generator>LibreOffice/7.2.1.2$Windows_X86_64 LibreOffice_project/87b77fad49947c1441b67c559c339af8f3517e22</meta:generator>
  </office:meta>
</office:document-meta>
</file>